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16600003BD900002A86888FBED9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67cm, 2.286cm, 0.254cm, 2.286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169cm" svg:height="8.128cm" svg:x="0.154cm" svg:y="0.154cm">
          <draw:image xlink:href="Pictures/2000016600003BD900002A86888FBED9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98cm" fo:text-indent="0cm"/>
      <style:text-properties style:use-window-font-color="true" style:text-outline="false" style:text-line-through-style="none" fo:font-family="Arial" style:font-family-generic="roman" style:font-pitch="variable" fo:font-size="12.8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57cm" fo:text-indent="0cm"/>
      <style:text-properties fo:font-size="11.199999809265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18cm" fo:text-indent="0cm"/>
      <style:text-properties fo:font-size="9.6999998092651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77cm" fo:text-indent="0cm"/>
      <style:text-properties fo:font-size="8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37cm" fo:text-indent="0cm"/>
      <style:text-properties fo:font-size="8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37cm" fo:text-indent="0cm"/>
      <style:text-properties fo:font-size="8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37cm" fo:text-indent="0cm"/>
      <style:text-properties fo:font-size="8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37cm" fo:text-indent="0cm"/>
      <style:text-properties fo:font-size="8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37cm" fo:text-indent="0cm"/>
      <style:text-properties fo:font-size="8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1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9.423cm" fo:page-height="8.45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851cm" svg:height="7.047cm" svg:x="1.721cm" svg:y="2.397cm"/>
      <draw:page-thumbnail draw:layer="backgroundobjects" svg:width="7.851cm" svg:height="7.047cm" svg:x="1.721cm" svg:y="10.445cm"/>
      <draw:page-thumbnail draw:layer="backgroundobjects" svg:width="7.851cm" svg:height="7.047cm" svg:x="1.721cm" svg:y="18.493cm"/>
      <draw:page-thumbnail draw:layer="backgroundobjects" svg:width="7.851cm" svg:height="7.047cm" svg:x="12.016cm" svg:y="2.397cm"/>
      <draw:page-thumbnail draw:layer="backgroundobjects" svg:width="7.851cm" svg:height="7.047cm" svg:x="12.016cm" svg:y="10.445cm"/>
      <draw:page-thumbnail draw:layer="backgroundobjects" svg:width="7.851cm" svg:height="7.047cm" svg:x="12.016cm" svg:y="18.493cm"/>
    </style:handout-master>
    <style:master-page style:name="Default" style:page-layout-name="PM1" draw:style-name="Mdp1">
      <draw:frame presentation:style-name="Default-title" draw:layer="backgroundobjects" svg:width="8.48cm" svg:height="1.412cm" svg:x="0.47cm" svg:y="0.334cm" presentation:class="title" presentation:placeholder="true">
        <draw:text-box/>
      </draw:frame>
      <draw:frame presentation:style-name="Default-outline1" draw:layer="backgroundobjects" svg:width="8.48cm" svg:height="5.581cm" svg:x="0.47cm" svg:y="1.977cm" presentation:class="outline" presentation:placeholder="true">
        <draw:text-box/>
      </draw:frame>
      <draw:frame presentation:style-name="Mpr1" draw:text-style-name="MP1" draw:layer="backgroundobjects" svg:width="2.195cm" svg:height="0.584cm" svg:x="0.47cm" svg:y="7.70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2.987cm" svg:height="0.584cm" svg:x="3.222cm" svg:y="7.70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195cm" svg:height="0.584cm" svg:x="6.756cm" svg:y="7.70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an </meta:initial-creator>
    <meta:creation-date>2016-08-25T15:02:12.56</meta:creation-date>
    <meta:editing-duration>PT21M1S</meta:editing-duration>
    <meta:editing-cycles>5</meta:editing-cycles>
    <dc:date>2016-08-26T01:40:59.58</dc:date>
    <meta:generator>OpenOffice/4.1.2$Win32 OpenOffice.org_project/412m3$Build-9782</meta:generator>
    <meta:document-statistic meta:object-count="24"/>
  </office:meta>
</office:document-meta>
</file>